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bd5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ervlet Filters:</text:p>
      <text:p text:style-name="Standard"/>
      <text:p text:style-name="Standard"><text:span text:style-name="T1">1 </text:span>Create a simple logging filter that logs information about each request.</text:p>
      <text:p text:style-name="Standard"><text:span text:style-name="T1">2 </text:span>Implement a filter to compress response content before sending it to the client.</text:p>
      <text:p text:style-name="Standard"><text:span text:style-name="T1">3 </text:span>Create a filter to block access to specific resources based on IP addresses.</text:p>
      <text:p text:style-name="Standard"><text:span text:style-name="T1">4 </text:span>Implement a filter to modify request parameters before reaching the servlet.</text:p>
      <text:p text:style-name="Standard"><text:span text:style-name="T1">5 </text:span>Create a filter to enforce HTTPS for specific pages.</text:p>
      <text:p text:style-name="Standard"/>
      <text:p text:style-name="Standard"/>
      <text:p text:style-name="P1">Servlet Listeners:</text:p>
      <text:p text:style-name="Standard"/>
      <text:p text:style-name="Standard"><text:span text:style-name="T1">1 </text:span>Implement a session listener to track the number of active sessions.</text:p>
      <text:p text:style-name="Standard"><text:span text:style-name="T1">2 </text:span>Create a context listener to perform initialization tasks when the web application starts.</text:p>
      <text:p text:style-name="Standard"><text:span text:style-name="T1">3 </text:span>Implement a request listener to log information about each incoming request.</text:p>
      <text:p text:style-name="Standard"><text:span text:style-name="T1">4 </text:span>Create a session attribute listener to monitor changes to session attributes.</text:p>
      <text:p text:style-name="Standard"><text:span text:style-name="T1">5 </text:span>Implement a context attribute listener to monitor changes to context attributes.</text:p>
      <text:p text:style-name="Standard"/>
      <text:p text:style-name="Standard"/>
      <text:p text:style-name="P1">Sessions:</text:p>
      <text:p text:style-name="Standard"/>
      <text:p text:style-name="Standard"><text:span text:style-name="T1">1 </text:span>Create a simple servlet that stores and retrieves data in a session.</text:p>
      <text:p text:style-name="Standard"><text:span text:style-name="T1">2 </text:span>Implement a servlet to demonstrate session timeout and session expiration.</text:p>
      <text:p text:style-name="Standard"><text:span text:style-name="T1">3 </text:span>Create a shopping cart using session attributes to store items.</text:p>
      <text:p text:style-name="Standard"><text:span text:style-name="T1">4 </text:span>Implement a servlet to invalidate a user session upon logout.</text:p>
      <text:p text:style-name="Standard"><text:span text:style-name="T1">5 </text:span>Use a session listener to track the time spent by a user on the website.</text:p>
      <text:p text:style-name="Standard"/>
      <text:p text:style-name="Standard"/>
      <text:p text:style-name="P1">Combining Filters, Listeners, and Sessions:</text:p>
      <text:p text:style-name="Standard"/>
      <text:p text:style-name="Standard"><text:span text:style-name="T1">1 </text:span>Create a filter to check if a user is logged in using session attributes.</text:p>
      <text:p text:style-name="Standard"><text:span text:style-name="T1">2 </text:span>Implement a session listener to track login and logout events.</text:p>
      <text:p text:style-name="Standard"><text:span text:style-name="T1">3 </text:span>Use a filter to perform authorization based on user roles stored in the session.</text:p>
      <text:p text:style-name="Standard"><text:span text:style-name="T1">4 </text:span>Create a context listener to initialize a session manager for the entire application.</text:p>
      <text:p text:style-name="Standard"><text:span text:style-name="T1">5 </text:span>Implement a filter to prevent access to certain pages if the session is expired.</text:p>
      <text:p text:style-name="Standard"/>
      <text:p text:style-name="Standard"/>
      <text:p text:style-name="P1">Handling Events:</text:p>
      <text:p text:style-name="Standard"/>
      <text:p text:style-name="Standard"><text:span text:style-name="T1">1 </text:span>Implement an HttpSessionBindingListener to track changes to specific session attributes.</text:p>
      <text:p text:style-name="Standard"><text:span text:style-name="T1">2 </text:span>Use HttpSessionActivationListener to perform tasks when a session is activated or passivated.</text:p>
      <text:p text:style-name="Standard"><text:span text:style-name="T1">3 </text:span>Create a ServletContextListener to initialize a database connection pool.</text:p>
      <text:p text:style-name="Standard"><text:span text:style-name="T1">4 </text:span>Use ServletRequestListener to log information about request lifecycle events.</text:p>
      <text:p text:style-name="Standard"/>
      <text:p text:style-name="Standard"/>
      <text:p text:style-name="P1">Advanced Session Management:</text:p>
      <text:p text:style-name="Standard"/>
      <text:p text:style-name="Standard"><text:span text:style-name="T1">1 </text:span>Implement a servlet to display user-specific content based on session attributes.</text:p>
      <text:p text:style-name="Standard"><text:span text:style-name="T1">2 </text:span>Create a filter to prevent session fixation attacks.</text:p>
      <text:p text:style-name="Standard"><text:span text:style-name="T1">3 </text:span>Implement a session listener to track user activity and log out idle users.</text:p>
      <text:p text:style-name="Standard"><text:span text:style-name="T1">4 </text:span>Use a filter to enforce a maximum number of simultaneous sessions per user.</text:p>
      <text:p text:style-name="P1"><text:soft-page-break/>Security Measures:</text:p>
      <text:p text:style-name="Standard"/>
      <text:p text:style-name="Standard"><text:span text:style-name="T1">1 </text:span>Implement a filter to protect against Cross-Site Scripting (XSS) attacks.</text:p>
      <text:p text:style-name="Standard"><text:span text:style-name="T1">2 </text:span>Use a filter to prevent Cross-Site Request Forgery (CSRF) attacks.</text:p>
      <text:p text:style-name="Standard"><text:span text:style-name="T1">3 </text:span>Create a filter to set security headers for all responses.</text:p>
      <text:p text:style-name="Standard"><text:span text:style-name="T1">4 </text:span>Implement a session listener to handle brute force login attempts.</text:p>
      <text:p text:style-name="Standard"/>
      <text:p text:style-name="Standard"/>
      <text:p text:style-name="P1">Asynchronous Processing:</text:p>
      <text:p text:style-name="Standard"/>
      <text:p text:style-name="Standard"><text:span text:style-name="T1">1 </text:span>Create a servlet that uses asynchronous processing and sessions.</text:p>
      <text:p text:style-name="Standard"><text:span text:style-name="T1">2 </text:span>Implement a filter to handle asynchronous requests and set appropriate headers.</text:p>
      <text:p text:style-name="Standard"><text:span text:style-name="T1">3 </text:span>Use a listener to log events related to asynchronous processing.</text:p>
      <text:p text:style-name="Standard"/>
      <text:p text:style-name="P1">Session Replication and Clustering:</text:p>
      <text:p text:style-name="Standard"/>
      <text:p text:style-name="Standard"><text:span text:style-name="T1">1 </text:span>Configure session replication in a clustered environment.</text:p>
      <text:p text:style-name="Standard"><text:span text:style-name="T1">2 </text:span>Implement a listener to monitor changes in the cluster.</text:p>
      <text:p text:style-name="Standard"><text:span text:style-name="T1">3 </text:span>Use a filter to distribute requests evenly across cluster nodes.</text:p>
      <text:p text:style-name="Standard"/>
      <text:p text:style-name="P1">Handling Session Attributes:</text:p>
      <text:p text:style-name="Standard"/>
      <text:p text:style-name="Standard"><text:span text:style-name="T1">1 </text:span>Implement a filter to validate and sanitize session attribute values.</text:p>
      <text:p text:style-name="Standard"><text:span text:style-name="T1">2 </text:span>Create a listener to log changes to specific session attributes.</text:p>
      <text:p text:style-name="Standard"/>
      <text:p text:style-name="P1">Listeners and Application Lifecycle:</text:p>
      <text:p text:style-name="Standard"/>
      <text:p text:style-name="Standard"><text:span text:style-name="T1">1 </text:span>Use a ServletContextListener to perform cleanup tasks when the application is shutting down.</text:p>
      <text:p text:style-name="Standard"><text:span text:style-name="T1">2 </text:span>Create a context attribute listener to monitor changes to context attributes during the application's <text:s text:c="4"/><text:tab/>lifecycle.</text:p>
      <text:p text:style-name="Standard"/>
      <text:p text:style-name="P1">Custom Session Management:</text:p>
      <text:p text:style-name="Standard"/>
      <text:p text:style-name="Standard"><text:span text:style-name="T1">1 </text:span>Implement a custom session manager to store session data in a database.</text:p>
      <text:p text:style-name="Standard"><text:span text:style-name="T1">2 </text:span>Create a filter to authenticate users based on a custom authentication mechanism stored in the <text:tab/>session.</text:p>
      <text:p text:style-name="Standard"/>
      <text:p text:style-name="P1">Handling Session Events:</text:p>
      <text:p text:style-name="Standard"/>
      <text:p text:style-name="Standard"><text:span text:style-name="T1">1 </text:span>Use HttpSessionIdListener to log changes to session IDs.</text:p>
      <text:p text:style-name="Standard"><text:span text:style-name="T1">2 </text:span>Implement a filter to handle events related to session ID changes.</text:p>
      <text:p text:style-name="Standard"/>
      <text:p text:style-name="Standard"/>
      <text:p text:style-name="P1">Handling Filters in Combination:</text:p>
      <text:p text:style-name="Standard"/>
      <text:p text:style-name="Standard"><text:span text:style-name="T1">1 </text:span>Create a filter to handle request/response logging and performance monitoring.</text:p>
      <text:p text:style-name="Standard"><text:span text:style-name="T1">2 </text:span>Implement a filter to handle content compression and security headers.</text:p>
      <text:p text:style-name="Standard"><text:span text:style-name="T1">3 </text:span>Use a filter to implement custom authentication and authorization logic.</text:p>
      <text:p text:style-name="Standard"><text:span text:style-name="T1">4 </text:span>Create a filter to handle request parameter validation and sanitiz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2:35:28.817000000</meta:creation-date>
    <dc:date>2024-01-03T13:25:58.801000000</dc:date>
    <meta:editing-duration>PT50M30S</meta:editing-duration>
    <meta:editing-cycles>1</meta:editing-cycles>
    <meta:generator>LibreOffice/7.4.7.2$Windows_X86_64 LibreOffice_project/723314e595e8007d3cf785c16538505a1c878ca5</meta:generator>
    <meta:document-statistic meta:table-count="0" meta:image-count="0" meta:object-count="0" meta:page-count="2" meta:paragraph-count="64" meta:word-count="642" meta:character-count="4109" meta:non-whitespace-character-count="3525"/>
  </office:meta>
</office:document-meta>
</file>